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office:automatic-styles>
  <office:body>
    <office:text text:use-soft-page-breaks="true">
      <text:p text:style-name="P1">Project Management for Weather Display Device</text:p>
      <text:p text:style-name="P2">Project Objectives</text:p>
      <text:p text:style-name="Normal">Students will design and build a simple weather display device, combining multiple engineering concepts that will have been learned in the year. The objectives are achieved as SMART goals:</text:p>
      <text:p text:style-name="Normal">Aim: Design a device for displaying the current weather in LEDs, enclosed in laser-etched panels featuring different weather symbols.</text:p>
      <text:p text:style-name="Normal">Measurable: Build a product that functions completely to display at least three different weather symbols using LED lights.</text:p>
      <text:p text:style-name="Normal">Achievable: Use existing skills in PCB design, CAD<text:s/>modelling, and Arduino programming.</text:p>
      <text:p text:style-name="Normal">Relevant: Integrates coursework concepts such as embedded programming, IoT connectivity, and hardware design.</text:p>
      <text:p text:style-name="Normal">Time-bound: Complete all phases of the project within one week.</text:p>
      <text:p text:style-name="P3">Task Breakdown and Assignment</text:p>
      <text:p text:style-name="Normal">The project is broken up into definite steps, each step with assigned tasks, all distributed to the team based on their skill sets and learning goals. Each item on the list has a priority ranking, so we can execute the project tasks sequentially in the order that they make the most sense, given the time constraints for the project.</text:p>
      <text:p text:style-name="P4">Design Phase:</text:p>
      <text:p text:style-name="Normal"><text:span text:style-name="T5">Task 1.1</text:span>: PCB design (Lead: Oscar) Circuits to be implemented on a PCB board that controls the LEDs. This step involves the fundamental step for the project to work. Everything builds on this step: schematic design and layout planning. Priority: high.</text:p>
      <text:p text:style-name="Normal"><text:span text:style-name="T6">Task 1.2:</text:span><text:s/>CAD Modelling (Lead: Alex)– Model the case for the Arduino and the frames for the laser-etched weather symbols and will also design the grate that holds these symbols. Priority: High, as it must be ready at the same time as the PCB for manufacturing.</text:p>
      <text:p text:style-name="Normal">Manufacturing Phase:</text:p>
      <text:p text:style-name="Normal"><text:span text:style-name="T7">Task 2.1:</text:span><text:s/>PCB Assembly (Lead: Kian) - Solder the components onto the PCB. This is the fundamental task that is required to have functional electronic parts with the PCB. Priority: High, as with this component we can test the functionality of the device.</text:p>
      <text:p text:style-name="Normal">Programming and Integration Phase:</text:p>
      <text:p text:style-name="Normal"><text:span text:style-name="T8">Task 3.1:</text:span><text:s/>Arduino Programming (Lead: Alex) <text:s/>Create and upload the Arduino code that controls the LEDs based on input from the Raspberry Pi representing various weather conditions. * Alex will also add IoT capabilities to the project that will allow for future weather updates. Priority: High, since this brings functionality to the hardware components assembled earlier.</text:p>
      <text:p text:style-name="Normal"><text:span text:style-name="T9">Task 3.2:</text:span><text:s/>Assembly and Testing (Lead: Oscar) – put together the device as a whole, place PCB and Arduino into a Cad-designed case with lasered panels added on the sides. Perform some ‘sanity’ tests to confirm that the device is functional. Priority: high since it would wrap up the product for the demo.</text:p>
      <text:p text:style-name="P10"/>
      <text:soft-page-break/>
      <text:p text:style-name="P11">Final Review and Demonstration:</text:p>
      <text:p text:style-name="Normal"><text:span text:style-name="T12">Task 4.1</text:span>: Debugging and Final Tweaks (Lead: All team members)– Check the device for any operational errors. Make adjustments to the hardware and/or software as required. Importance: High, essential for ensuring that your final product is trustworthy and successful.</text:p>
      <text:p text:style-name="Normal"><text:span text:style-name="T13">Task 4.2</text:span>: Presentation Work (by the whole team) - Prepare a short presentation that illustrates the working principle, design process, and function of your weather display device. Priority: Medium importance, must be completed for the project to be considered an academic project and be displayed.</text:p>
      <text:p text:style-name="Normal">Each of the strands represents the task of a member of the team, and each has a relative priority attached to it. For example, PCB design and assembly come first. And presentation preparation, also important, but not essential to the device’s function, comes last. This is because the presentation is not important enough to detract from other tasks if it inevitably gets short shrift. This is a crucial part of the hierarchy – less important tasks appear at the end of the schedule. It’s a priority management technique depending on clear roles for all involved. It is a fixed way of working, an assembly line, and only at a fairly advanced stage of device development.</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an Virk</meta:initial-creator>
    <dc:creator>Kian Virk</dc:creator>
    <meta:creation-date>2024-04-23T11:16:00Z</meta:creation-date>
    <dc:date>2024-04-23T11:24:00Z</dc:date>
    <meta:template xlink:href="Normal" xlink:type="simple"/>
    <meta:editing-cycles>2</meta:editing-cycles>
    <meta:editing-duration>PT0S</meta:editing-duration>
    <meta:document-statistic meta:page-count="2" meta:paragraph-count="7" meta:word-count="584" meta:character-count="3912" meta:row-count="27" meta:non-whitespace-character-count="3335"/>
  </office:meta>
</office:document-meta>
</file>